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6/content.xml" manifest:media-type="text/xml"/>
  <manifest:file-entry manifest:full-path="Object 20/content.xml" manifest:media-type="text/xml"/>
  <manifest:file-entry manifest:full-path="Object 15/content.xml" manifest:media-type="text/xml"/>
  <manifest:file-entry manifest:full-path="Object 17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6/content.xml" manifest:media-type="text/xml"/>
  <manifest:file-entry manifest:full-path="Object 25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8/content.xml" manifest:media-type="text/xml"/>
  <manifest:file-entry manifest:full-path="Object 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Times New Roman,Bold" svg:font-family="Times New Roman,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,Bold" fo:font-weight="bold" style:font-weight-asian="bold" fo:font-size="14pt" style:font-size-asian="14pt"/>
    </style:style>
    <style:style style:name="P2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3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4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5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6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7" style:parent-style-name="Standard" style:family="paragraph">
      <style:paragraph-properties fo:text-align="center"/>
      <style:text-properties style:font-name="Times New Roman,Bold" fo:font-weight="bold" style:font-weight-asian="bold" fo:font-size="20pt" style:font-size-asian="20pt"/>
    </style:style>
    <style:style style:name="P8" style:parent-style-name="Standard" style:family="paragraph">
      <style:paragraph-properties fo:text-align="center"/>
      <style:text-properties style:font-name="Times New Roman,Bold" fo:font-weight="bold" style:font-weight-asian="bold" fo:font-size="20pt" style:font-size-asian="20pt"/>
    </style:style>
    <style:style style:name="P9" style:parent-style-name="Standard" style:family="paragraph">
      <style:paragraph-properties fo:text-align="center"/>
      <style:text-properties style:font-name="Times New Roman,Bold" fo:font-weight="bold" style:font-weight-asian="bold" fo:font-size="20pt" style:font-size-asian="20pt"/>
    </style:style>
    <style:style style:name="P10" style:parent-style-name="Standard" style:family="paragraph">
      <style:paragraph-properties fo:text-align="center"/>
      <style:text-properties style:font-name="Times New Roman,Bold" fo:font-weight="bold" style:font-weight-asian="bold" fo:font-size="20pt" style:font-size-asian="20pt"/>
    </style:style>
    <style:style style:name="P11" style:parent-style-name="Standard" style:family="paragraph">
      <style:paragraph-properties fo:text-align="center"/>
      <style:text-properties style:font-name="Times New Roman,Bold" fo:font-weight="bold" style:font-weight-asian="bold" fo:font-size="20pt" style:font-size-asian="20pt"/>
    </style:style>
    <style:style style:name="P12" style:parent-style-name="Standard" style:family="paragraph">
      <style:paragraph-properties fo:text-align="center"/>
      <style:text-properties style:font-name="Times New Roman,Bold" fo:font-weight="bold" style:font-weight-asian="bold" fo:font-size="20pt" style:font-size-asian="20pt"/>
    </style:style>
    <style:style style:name="P13" style:parent-style-name="Standard" style:family="paragraph">
      <style:paragraph-properties fo:text-align="center"/>
    </style:style>
    <style:style style:name="T14" style:parent-style-name="Шрифтабзацузапромовчанням" style:family="text">
      <style:text-properties style:font-name="Times New Roman,Bold" fo:font-weight="bold" style:font-weight-asian="bold" fo:font-size="20pt" style:font-size-asian="20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7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18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,Bold" fo:font-weight="bold" style:font-weight-asian="bold" fo:font-size="14pt" style:font-size-asian="14pt"/>
    </style:style>
    <style:style style:name="P23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24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25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26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27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30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31" style:parent-style-name="Standard" style:family="paragraph">
      <style:paragraph-properties fo:text-align="end"/>
    </style:style>
    <style:style style:name="T32" style:parent-style-name="Шрифтабзацузапромовчанням" style:family="text"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paragraph-properties fo:text-align="end"/>
      <style:text-properties style:font-name="Times New Roman,Bold" fo:font-weight="bold" style:font-weight-asian="bold" fo:font-size="14pt" style:font-size-asian="14pt"/>
    </style:style>
    <style:style style:name="P35" style:parent-style-name="Standard" style:family="paragraph">
      <style:paragraph-properties fo:text-align="end"/>
    </style:style>
    <style:style style:name="T36" style:parent-style-name="Шрифтабзацузапромовчанням" style:family="text">
      <style:text-properties style:font-name="Times New Roman" fo:font-size="14pt" style:font-size-asian="14pt"/>
    </style:style>
    <style:style style:name="T37" style:parent-style-name="Шрифтабзацузапромовчанням" style:family="text"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6" style:parent-style-name="Standard" style:family="paragraph">
      <style:paragraph-properties fo:text-align="center"/>
    </style:style>
    <style:style style:name="T47" style:parent-style-name="Шрифтабзацузапромовчанням" style:family="text">
      <style:text-properties style:font-name="Times New Roman" fo:font-size="14pt" style:font-size-asian="14pt"/>
    </style:style>
    <style:style style:name="P4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/>
    </style:style>
    <style:style style:name="P49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50" style:parent-style-name="Standard" style:family="paragraph">
      <style:paragraph-properties fo:text-align="justify"/>
    </style:style>
    <style:style style:name="T51" style:parent-style-name="Шрифтабзацузапромовчанням" style:family="text">
      <style:text-properties style:font-name="Times New Roman" fo:font-size="14pt" style:font-size-asian="14pt"/>
    </style:style>
    <style:style style:name="T52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P53" style:parent-style-name="Standard" style:family="paragraph">
      <style:paragraph-properties fo:text-align="justify"/>
    </style:style>
    <style:style style:name="T54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55" style:parent-style-name="Шрифтабзацузапромовчанням" style:family="text">
      <style:text-properties style:font-name="Times New Roman" fo:font-size="14pt" style:font-size-asian="14pt"/>
    </style:style>
    <style:style style:name="T56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57" style:parent-style-name="Шрифтабзацузапромовчанням" style:family="text">
      <style:text-properties style:font-name="Times New Roman" fo:font-size="14pt" style:font-size-asian="14pt"/>
    </style:style>
    <style:style style:name="T58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59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60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P61" style:parent-style-name="Standard" style:family="paragraph">
      <style:paragraph-properties fo:text-align="justify"/>
      <style:text-properties style:font-name="Times New Roman" fo:font-size="14pt" style:font-size-asian="14pt" fo:language="en" fo:country="US"/>
    </style:style>
    <style:style style:name="P62" style:parent-style-name="Standard" style:family="paragraph">
      <style:paragraph-properties fo:text-align="justify"/>
      <style:text-properties style:font-name="Times New Roman" fo:font-size="14pt" style:font-size-asian="14pt" fo:language="en" fo:country="US"/>
    </style:style>
    <style:style style:name="P63" style:parent-style-name="Standard" style:family="paragraph">
      <style:paragraph-properties fo:text-align="justify"/>
    </style:style>
    <style:style style:name="T64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65" style:parent-style-name="Шрифтабзацузапромовчанням" style:family="text">
      <style:text-properties style:font-name="Times New Roman" fo:font-size="14pt" style:font-size-asian="14pt"/>
    </style:style>
    <style:style style:name="T66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67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68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69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70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P71" style:parent-style-name="Standard" style:family="paragraph">
      <style:paragraph-properties fo:text-align="justify"/>
      <style:text-properties style:font-name="Times New Roman" fo:font-size="14pt" style:font-size-asian="14pt" fo:language="en" fo:country="US"/>
    </style:style>
    <style:style style:name="P72" style:parent-style-name="Standard" style:family="paragraph">
      <style:paragraph-properties fo:text-align="justify"/>
      <style:text-properties style:font-name="Times New Roman" fo:font-size="14pt" style:font-size-asian="14pt" fo:language="en" fo:country="US"/>
    </style:style>
    <style:style style:name="P73" style:parent-style-name="Standard" style:family="paragraph">
      <style:paragraph-properties fo:text-align="justify"/>
    </style:style>
    <style:style style:name="T74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75" style:parent-style-name="Шрифтабзацузапромовчанням" style:family="text">
      <style:text-properties style:font-name="Times New Roman" fo:font-size="14pt" style:font-size-asian="14pt"/>
    </style:style>
    <style:style style:name="T76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77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78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79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P80" style:parent-style-name="Standard" style:family="paragraph">
      <style:paragraph-properties fo:text-align="justify"/>
      <style:text-properties style:font-name="Times New Roman" fo:font-size="14pt" style:font-size-asian="14pt" fo:language="en" fo:country="US"/>
    </style:style>
    <style:style style:name="P81" style:parent-style-name="Standard" style:family="paragraph">
      <style:paragraph-properties fo:text-align="justify"/>
    </style:style>
    <style:style style:name="T82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83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P84" style:parent-style-name="Standard" style:family="paragraph">
      <style:text-properties style:font-name="Times New Roman" fo:font-size="14pt" style:font-size-asian="14pt" style:font-size-complex="14pt"/>
    </style:style>
    <style:style style:name="P85" style:parent-style-name="Standard" style:family="paragraph">
      <style:text-properties style:font-name="Times New Roman" fo:font-size="14pt" style:font-size-asian="14pt" style:font-size-complex="14pt"/>
    </style:style>
    <style:style style:name="P86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7" style:parent-style-name="Standard" style:family="paragraph">
      <style:paragraph-properties fo:text-align="justify"/>
    </style:style>
    <style:style style:name="T88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89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91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92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93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P94" style:parent-style-name="Standard" style:family="paragraph">
      <style:paragraph-properties fo:text-align="justify"/>
    </style:style>
    <style:style style:name="T95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96" style:parent-style-name="Шрифтабзацузапромовчанням" style:family="text">
      <style:text-properties style:font-name="Times New Roman" fo:font-size="14pt" style:font-size-asian="14pt"/>
    </style:style>
    <style:style style:name="T97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98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99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00" style:parent-style-name="Шрифтабзацузапромовчанням" style:family="text">
      <style:text-properties style:font-name="Times New Roman" fo:font-size="14pt" style:font-size-asian="14pt"/>
    </style:style>
    <style:style style:name="P101" style:parent-style-name="Standard" style:family="paragraph">
      <style:paragraph-properties fo:text-align="justify"/>
    </style:style>
    <style:style style:name="T102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03" style:parent-style-name="Шрифтабзацузапромовчанням" style:family="text">
      <style:text-properties style:font-name="Times New Roman" fo:font-size="14pt" style:font-size-asian="14pt"/>
    </style:style>
    <style:style style:name="T104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05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06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P107" style:parent-style-name="Standard" style:family="paragraph">
      <style:paragraph-properties fo:text-align="justify"/>
    </style:style>
    <style:style style:name="T108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09" style:parent-style-name="Шрифтабзацузапромовчанням" style:family="text">
      <style:text-properties style:font-name="Times New Roman" fo:font-size="14pt" style:font-size-asian="14pt"/>
    </style:style>
    <style:style style:name="T110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11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12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P113" style:parent-style-name="Standard" style:family="paragraph">
      <style:paragraph-properties fo:text-align="justify"/>
    </style:style>
    <style:style style:name="T114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15" style:parent-style-name="Шрифтабзацузапромовчанням" style:family="text">
      <style:text-properties style:font-name="Times New Roman" fo:font-size="14pt" style:font-size-asian="14pt"/>
    </style:style>
    <style:style style:name="T116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T117" style:parent-style-name="Шрифтабзацузапромовчанням" style:family="text">
      <style:text-properties style:font-name="Times New Roman" fo:font-size="14pt" style:font-size-asian="14pt" fo:language="en" fo:country="US"/>
    </style:style>
    <style:style style:name="P118" style:parent-style-name="Standard" style:family="paragraph">
      <style:paragraph-properties fo:text-align="justify"/>
      <style:text-properties style:font-name="Times New Roman" fo:font-size="14pt" style:font-size-asian="14pt" fo:language="en" fo:country="US"/>
    </style:style>
    <style:style style:name="P119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n" fo:country="US"/>
    </style:style>
    <style:style style:name="P120" style:parent-style-name="Standard" style:family="paragraph">
      <style:paragraph-properties fo:text-align="justify"/>
    </style:style>
    <style:style style:name="T121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22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23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24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25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26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P127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28" style:parent-style-name="Standard" style:family="paragraph">
      <style:paragraph-properties fo:text-align="justify"/>
    </style:style>
    <style:style style:name="T129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30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31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P132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n" fo:country="US"/>
    </style:style>
    <style:style style:name="P133" style:parent-style-name="Standard" style:family="paragraph">
      <style:paragraph-properties fo:text-align="justify"/>
    </style:style>
    <style:style style:name="T134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35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P136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n" fo:country="US"/>
    </style:style>
    <style:style style:name="P137" style:parent-style-name="Standard" style:family="paragraph">
      <style:paragraph-properties fo:text-align="justify"/>
    </style:style>
    <style:style style:name="T138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39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40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41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42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P143" style:parent-style-name="Standard" style:family="paragraph">
      <style:paragraph-properties fo:text-align="justify"/>
    </style:style>
    <style:style style:name="T144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45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46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47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48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49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50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51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52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53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54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P155" style:parent-style-name="Standard" style:family="paragraph">
      <style:paragraph-properties fo:text-align="justify"/>
    </style:style>
    <style:style style:name="T156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57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58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59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60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61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62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P163" style:parent-style-name="Standard" style:family="paragraph">
      <style:paragraph-properties fo:text-align="justify"/>
    </style:style>
    <style:style style:name="T164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65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66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67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68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69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70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T171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72" style:parent-style-name="Шрифтабзацузапромовчанням" style:family="text">
      <style:text-properties style:font-name="Times New Roman" fo:font-size="14pt" style:font-size-asian="14pt" style:font-size-complex="14pt"/>
    </style:style>
    <style:style style:name="T173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name="P174" style:parent-style-name="Standard" style:family="paragraph">
      <style:paragraph-properties fo:text-align="justify"/>
    </style:style>
    <style:style style:name="T175" style:parent-style-name="Шрифтабзацузапромовчанням" style:family="text">
      <style:text-properties style:font-name="Times New Roman" fo:font-size="14pt" style:font-size-asian="14pt" style:font-size-complex="14pt" fo:language="en" fo:country="US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ОМУ УНІВЕРСИТЕТІ “ЛЬВІВСЬКА</text:p>
      <text:p text:style-name="P3">ПОЛІТЕХНІКА”</text:p>
      <text:p text:style-name="P4"/>
      <text:p text:style-name="P5"/>
      <text:p text:style-name="P6">Кафедра систем штучного інтелекту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Лабораторна робота №6</text:span></text:p>
      <text:p text:style-name="P15">з дисципліни</text:p>
      <text:p text:style-name="P16">«Дискретна<text:s/>математика»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Виконав:</text:p>
      <text:p text:style-name="P31"><text:span text:style-name="T32">студент групи КН-109</text:span></text:p>
      <text:p text:style-name="P33">Пайкуш Андрій</text:p>
      <text:p text:style-name="P34">Викладач:</text:p>
      <text:p text:style-name="P35"><text:span text:style-name="T36">Мельникова<text:s/></text:span><text:span text:style-name="T37">Н.І.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Львів – 2018 р.</text:span></text:p>
      <text:soft-page-break/>
      <text:p text:style-name="P48">Варіант № 10</text:p>
      <text:p text:style-name="P49">1. Скількома способами можна розставити а) 10 різних книжок на полиці; б) якщо серед них є 5 однакових?</text:p>
      <text:p text:style-name="P50"><text:span text:style-name="T51"><text:tab/>а)Кількість способів<text:s/></text:span><text:span text:style-name="T52">k=10!=3 628 800</text:span></text:p>
      <text:p text:style-name="P53"><text:span text:style-name="T54"><text:tab/></text:span><text:span text:style-name="T55">б)Кількість способів<text:s/></text:span><text:span text:style-name="T56">k</text:span><text:span text:style-name="T57">=<text:s/></text:span><text:span text:style-name="T58">A</text:span><draw:frame draw:style-name="a0" text:anchor-type="as-char" svg:x="0in" svg:y="0in" svg:width="0.18333in" svg:height="0.35in" style:rel-width="scale" style:rel-height="scale"><draw:object xlink:href="Object 1/" xlink:type="simple" xlink:show="embed" xlink:actuate="onLoad"/></draw:frame><text:span text:style-name="T59">=<text:s/></text:span><draw:frame draw:style-name="a1" text:anchor-type="as-char" svg:x="0in" svg:y="0in" svg:width="0.65833in" svg:height="0.41667in" style:rel-width="scale" style:rel-height="scale"><draw:object xlink:href="Object 2/" xlink:type="simple" xlink:show="embed" xlink:actuate="onLoad"/></draw:frame><text:span text:style-name="T60">=10*9*8*7*6=30 240</text:span></text:p>
      <text:p text:style-name="P61"/>
      <text:p text:style-name="P62">2. З команди у якої 10<text:s/>плавців, вибирається четвірка, яка бере участь в естафеті з комплексного плавання (тобто кожен пливе своїм стилем). Скількома способами можна вибрати цю естафетну четвірку?</text:p>
      <text:p text:style-name="P63"><text:span text:style-name="T64"><text:tab/></text:span><text:span text:style-name="T65">Кількість способів<text:s/></text:span><text:span text:style-name="T66">k= A</text:span><text:span text:style-name="T67"><text:s/></text:span><draw:frame draw:style-name="a2" text:anchor-type="as-char" svg:x="0in" svg:y="0in" svg:width="0.18333in" svg:height="0.33333in" style:rel-width="scale" style:rel-height="scale"><draw:object xlink:href="Object 3/" xlink:type="simple" xlink:show="embed" xlink:actuate="onLoad"/></draw:frame><text:span text:style-name="T68">=</text:span><draw:frame draw:style-name="a3" text:anchor-type="as-char" svg:x="0in" svg:y="0in" svg:width="0.65833in" svg:height="0.41667in" style:rel-width="scale" style:rel-height="scale"><draw:object xlink:href="Object 4/" xlink:type="simple" xlink:show="embed" xlink:actuate="onLoad"/></draw:frame><text:span text:style-name="T69">=</text:span><draw:frame draw:style-name="a4" text:anchor-type="as-char" svg:x="0in" svg:y="0in" svg:width="0.23333in" svg:height="0.38333in" style:rel-width="scale" style:rel-height="scale"><draw:object xlink:href="Object 5/" xlink:type="simple" xlink:show="embed" xlink:actuate="onLoad"/></draw:frame><text:span text:style-name="T70">=10*9*8*7=5040</text:span></text:p>
      <text:p text:style-name="P71"/>
      <text:p text:style-name="P72">3. Скількома способами можна розташувати 12 різних ручок у чотири однакові пенала?</text:p>
      <text:p text:style-name="P73"><text:span text:style-name="T74"><text:tab/></text:span><text:span text:style-name="T75">Кількість способів<text:s/></text:span><text:span text:style-name="T76">k=A</text:span><draw:frame draw:style-name="a5" text:anchor-type="as-char" svg:x="0in" svg:y="0in" svg:width="0.18333in" svg:height="0.33333in" style:rel-width="scale" style:rel-height="scale"><draw:object xlink:href="Object 6/" xlink:type="simple" xlink:show="embed" xlink:actuate="onLoad"/></draw:frame><text:span text:style-name="T77">=</text:span><draw:frame draw:style-name="a6" text:anchor-type="as-char" svg:x="0in" svg:y="0in" svg:width="0.65833in" svg:height="0.41667in" style:rel-width="scale" style:rel-height="scale"><draw:object xlink:href="Object 7/" xlink:type="simple" xlink:show="embed" xlink:actuate="onLoad"/></draw:frame><text:span text:style-name="T78">=</text:span><draw:frame draw:style-name="a7" text:anchor-type="as-char" svg:x="0in" svg:y="0in" svg:width="0.23333in" svg:height="0.38333in" style:rel-width="scale" style:rel-height="scale"><draw:object xlink:href="Object 8/" xlink:type="simple" xlink:show="embed" xlink:actuate="onLoad"/></draw:frame><text:span text:style-name="T79">=12*11*10*9=11 880</text:span></text:p>
      <text:p text:style-name="P80"/>
      <text:p text:style-name="P81"><text:span text:style-name="T82">4.<text:s/></text:span><text:span text:style-name="T83">На футбольний турнір треба послати збірну команду в складі: тренер, його помічник, 2 асистенти, 20</text:span></text:p>
      <text:p text:style-name="P84">футболістів, лікар і 2 масажисти. Тренерський склад може бути відібраний з 10 спеціалістів, футболісти - з</text:p>
      <text:p text:style-name="P85">25 спортсменів, лікаря треба вибрати одного з трьох, а масажистів – двох з п’яти. Скількома способами</text:p>
      <text:p text:style-name="P86">може бути укомплектована така команда?</text:p>
      <text:p text:style-name="P87"><text:span text:style-name="T88"><text:tab/></text:span><text:span text:style-name="T89">Кількіс</text:span><text:span text:style-name="T90">ть способів щоб вибрати тренерський склад<text:s/></text:span><text:span text:style-name="T91">k1=C</text:span><draw:frame draw:style-name="a8" text:anchor-type="as-char" svg:x="0in" svg:y="0in" svg:width="0.18333in" svg:height="0.33333in" style:rel-width="scale" style:rel-height="scale"><draw:object xlink:href="Object 9/" xlink:type="simple" xlink:show="embed" xlink:actuate="onLoad"/></draw:frame><text:span text:style-name="T92">=</text:span><draw:frame draw:style-name="a9" text:anchor-type="as-char" svg:x="0in" svg:y="0in" svg:width="0.95833in" svg:height="0.41667in" style:rel-width="scale" style:rel-height="scale"><draw:object xlink:href="Object 10/" xlink:type="simple" xlink:show="embed" xlink:actuate="onLoad"/></draw:frame><text:span text:style-name="T93">=210</text:span></text:p>
      <text:p text:style-name="P94"><text:span text:style-name="T95"><text:tab/></text:span><text:span text:style-name="T96">Кількість способів щоб вибрати футболістів<text:s/></text:span><text:span text:style-name="T97">k2=C</text:span><draw:frame draw:style-name="a10" text:anchor-type="as-char" svg:x="0in" svg:y="0in" svg:width="0.18333in" svg:height="0.33333in" style:rel-width="scale" style:rel-height="scale"><draw:object xlink:href="Object 11/" xlink:type="simple" xlink:show="embed" xlink:actuate="onLoad"/></draw:frame><text:span text:style-name="T98">=</text:span><draw:frame draw:style-name="a11" text:anchor-type="as-char" svg:x="0in" svg:y="0in" svg:width="1.14167in" svg:height="0.41667in" style:rel-width="scale" style:rel-height="scale"><draw:object xlink:href="Object 12/" xlink:type="simple" xlink:show="embed" xlink:actuate="onLoad"/></draw:frame><text:span text:style-name="T99">=</text:span><text:span text:style-name="T100">53130</text:span></text:p>
      <text:p text:style-name="P101"><text:span text:style-name="T102"><text:tab/></text:span><text:span text:style-name="T103">Кількість способів щоб вибрати лікаря<text:s/></text:span><text:span text:style-name="T104">k3=C</text:span><draw:frame draw:style-name="a12" text:anchor-type="as-char" svg:x="0in" svg:y="0in" svg:width="0.09167in" svg:height="0.33333in" style:rel-width="scale" style:rel-height="scale"><draw:object xlink:href="Object 13/" xlink:type="simple" xlink:show="embed" xlink:actuate="onLoad"/></draw:frame><text:span text:style-name="T105">=</text:span><draw:frame draw:style-name="a13" text:anchor-type="as-char" svg:x="0in" svg:y="0in" svg:width="0.86667in" svg:height="0.41667in" style:rel-width="scale" style:rel-height="scale"><draw:object xlink:href="Object 14/" xlink:type="simple" xlink:show="embed" xlink:actuate="onLoad"/></draw:frame><text:span text:style-name="T106">=3</text:span></text:p>
      <text:p text:style-name="P107"><text:span text:style-name="T108"><text:tab/></text:span><text:span text:style-name="T109">Кількість способів щоб вибрати масажиста<text:s/></text:span><text:span text:style-name="T110">k4=C</text:span><draw:frame draw:style-name="a14" text:anchor-type="as-char" svg:x="0in" svg:y="0in" svg:width="0.09167in" svg:height="0.33333in" style:rel-width="scale" style:rel-height="scale"><draw:object xlink:href="Object 15/" xlink:type="simple" xlink:show="embed" xlink:actuate="onLoad"/></draw:frame><text:span text:style-name="T111">=</text:span><draw:frame draw:style-name="a15" text:anchor-type="as-char" svg:x="0in" svg:y="0in" svg:width="0.86667in" svg:height="0.41667in" style:rel-width="scale" style:rel-height="scale"><draw:object xlink:href="Object 16/" xlink:type="simple" xlink:show="embed" xlink:actuate="onLoad"/></draw:frame><text:span text:style-name="T112">=10</text:span></text:p>
      <text:p text:style-name="P113"><text:span text:style-name="T114"><text:tab/></text:span><text:span text:style-name="T115">Кількість способів щоб укомплектувати команду =</text:span><text:span text:style-name="T116">k1</text:span><text:span text:style-name="T117">*k2*k4*k4=210*53130*3*10.</text:span></text:p>
      <text:p text:style-name="P118"/>
      <text:p text:style-name="P119">5. З цифр 1, 2, 3, 4, 5, 6, 7, 8, 9 утворюють різні шестицифрові числа, що не мають однакових цифр. Визначити кількість чисел, у яких зустрічаються цифри 7, 8 одночасно.</text:p>
      <text:p text:style-name="P120"><text:span text:style-name="T121"><text:tab/></text:span><text:span text:style-name="T122">Згідно з умовою у цих шестицифрових числах зустрічаються 7</text:span><text:span text:style-name="T123"><text:s/>і 8, тобто кількість чисел це добуток розміщень А</text:span><draw:frame draw:style-name="a16" text:anchor-type="as-char" svg:x="0in" svg:y="0in" svg:width="0.09167in" svg:height="0.33333in" style:rel-width="scale" style:rel-height="scale"><draw:object xlink:href="Object 17/" xlink:type="simple" xlink:show="embed" xlink:actuate="onLoad"/></draw:frame><text:span text:style-name="T124">яке відповідає за розміщення 2 чисел на 6 позиціях і А</text:span><draw:frame draw:style-name="a17" text:anchor-type="as-char" svg:x="0in" svg:y="0in" svg:width="0.09167in" svg:height="0.33333in" style:rel-width="scale" style:rel-height="scale"><draw:object xlink:href="Object 18/" xlink:type="simple" xlink:show="embed" xlink:actuate="onLoad"/></draw:frame><text:span text:style-name="T125">що відповідає за розміщення 7 чисел які залишилися на 4 позиції, які залишилися=</text:span><draw:frame draw:style-name="a18" text:anchor-type="as-char" svg:x="0in" svg:y="0in" svg:width="0.56667in" svg:height="0.41667in" style:rel-width="scale" style:rel-height="scale"><draw:object xlink:href="Object 19/" xlink:type="simple" xlink:show="embed" xlink:actuate="onLoad"/></draw:frame><text:span text:style-name="T126">*</text:span><draw:frame draw:style-name="a19" text:anchor-type="as-char" svg:x="0in" svg:y="0in" svg:width="0.56667in" svg:height="0.40833in" style:rel-width="scale" style:rel-height="scale"><draw:object xlink:href="Object 20/" xlink:type="simple" xlink:show="embed" xlink:actuate="onLoad"/></draw:frame></text:p>
      <text:p text:style-name="P127"/>
      <text:p text:style-name="P128"><text:span text:style-name="T129"><text:tab/>6.<text:s/></text:span><text:span text:style-name="T130">У групі 21 чоловік. Їх необхідно поділити на три коаліції по 7 чо</text:span><text:span text:style-name="T131">ловік. Скількома способами це</text:span></text:p>
      <text:p text:style-name="P132">можна зробити?</text:p>
      <text:soft-page-break/>
      <text:p text:style-name="P133"><text:span text:style-name="T134"><text:tab/>Це упорядковане розбиття,<text:s/></text:span><text:span text:style-name="T135">n=21, n1=n2=n3=7. k=</text:span><draw:frame draw:style-name="a20" text:anchor-type="as-char" svg:x="0in" svg:y="0in" svg:width="0.725in" svg:height="0.38333in" style:rel-width="scale" style:rel-height="scale"><draw:object xlink:href="Object 21/" xlink:type="simple" xlink:show="embed" xlink:actuate="onLoad"/></draw:frame></text:p>
      <text:p text:style-name="P136"/>
      <text:p text:style-name="P137"><text:span text:style-name="T138"><text:tab/>7. На базі відпочинку знаходиться 70 чоловік. З них 27 займаються в драматичному гуртку, 32<text:s/></text:span><text:span text:style-name="T139">співають у хорі, 20 захоплюються спортом. Драмгурток відвідують 10 чо</text:span><text:span text:style-name="T140">ловік з хору, а хор – 6 спортсменів, у драмгуртку 8 спортсменів; 3 спортсмени займаються і в драмгуртку, і в хорі. Скільки чоловік не співають у хорі, не захоплюються спортом та не займаються у драмгуртку? Скільки чоловік займається лише одним з<text:s/></text:span><text:span text:style-name="T141">цих гурткі</text:span><text:span text:style-name="T142">в?</text:span></text:p>
      <text:p text:style-name="P143"><text:span text:style-name="T144"><text:tab/></text:span><text:span text:style-name="T145">Нехай кількість людей що не займаються у жодному гуртку дорівнює<text:s/></text:span><text:span text:style-name="T146">n, <text:s/></text:span><text:span text:style-name="T147">загальна кількість людей =<text:s/></text:span><text:span text:style-name="T148">N,<text:s/></text:span><text:span text:style-name="T149">сума тих що у хорі, драмгуртку і хорі =<text:s/></text:span><text:span text:style-name="T150">S1, c</text:span><text:span text:style-name="T151">ума тих що відвідують 2 гуртки =</text:span><text:span text:style-name="T152">S2,<text:s/></text:span><text:span text:style-name="T153">кількість тих, що відвідують усі гуртки =</text:span><text:span text:style-name="T154">S3.</text:span></text:p>
      <text:p text:style-name="P155"><text:span text:style-name="T156"><text:tab/></text:span><text:span text:style-name="T157">Згідно з формулою,<text:s/></text:span><text:span text:style-name="T158">наведеною у прикладі розвязанні задачі такого типу<text:s/></text:span><text:span text:style-name="T159">N-n=S1-S2+S3,<text:s/></text:span><text:span text:style-name="T160">отже<text:s/></text:span><text:span text:style-name="T161">n=N-S1+S2-S3=70-(27+32+20)+(10+6+8)=70-79+24-3=24-12=12.<text:s/></text:span><text:span text:style-name="T162">Отже 12 людей не відвідують жодний гурток.</text:span></text:p>
      <text:p text:style-name="P163"><text:span text:style-name="T164"><text:tab/>Кількість осіб, що відвідує лише 1 гурток<text:s/></text:span><text:span text:style-name="T165">N1=Σ</text:span><draw:frame draw:style-name="a21" text:anchor-type="as-char" svg:x="0in" svg:y="0in" svg:width="0.70833in" svg:height="0.33333in" style:rel-width="scale" style:rel-height="scale"><draw:object xlink:href="Object 22/" xlink:type="simple" xlink:show="embed" xlink:actuate="onLoad"/></draw:frame><text:span text:style-name="T166">C</text:span><draw:frame draw:style-name="a22" text:anchor-type="as-char" svg:x="0in" svg:y="0in" svg:width="0.39167in" svg:height="0.34167in" style:rel-width="scale" style:rel-height="scale"><draw:object xlink:href="Object 23/" xlink:type="simple" xlink:show="embed" xlink:actuate="onLoad"/></draw:frame><text:span text:style-name="T167">*S</text:span><draw:frame draw:style-name="a23" text:anchor-type="as-char" svg:x="0in" svg:y="0in" svg:width="0.39167in" svg:height="0.35833in" style:rel-width="scale" style:rel-height="scale"><draw:object xlink:href="Object 24/" xlink:type="simple" xlink:show="embed" xlink:actuate="onLoad"/></draw:frame><text:span text:style-name="T168">=S1-</text:span><draw:frame draw:style-name="a24" text:anchor-type="as-char" svg:x="0in" svg:y="0in" svg:width="0.73333in" svg:height="0.41667in" style:rel-width="scale" style:rel-height="scale"><draw:object xlink:href="Object 25/" xlink:type="simple" xlink:show="embed" xlink:actuate="onLoad"/></draw:frame><text:span text:style-name="T169">*S2+</text:span><draw:frame draw:style-name="a25" text:anchor-type="as-char" svg:x="0in" svg:y="0in" svg:width="0.73333in" svg:height="0.41667in" style:rel-width="scale" style:rel-height="scale"><draw:object xlink:href="Object 26/" xlink:type="simple" xlink:show="embed" xlink:actuate="onLoad"/></draw:frame><text:span text:style-name="T170">S3=S1-2S2+3S3=79-48+9=40.<text:s/></text:span><text:span text:style-name="T171">От</text:span><text:span text:style-name="T172">же 40 людей відвідують тільки одну секцію.</text:span><text:span text:style-name="T173"><text:tab/></text:span></text:p>
      <text:p text:style-name="P174"><text:span text:style-name="T17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Times New Roman,Bold" svg:font-family="Times New Roman,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Pack by Diakov</dc:creator>
    <meta:creation-date>2018-11-21T22:43:00Z</meta:creation-date>
    <dc:date>2018-12-11T06:52:00Z</dc:date>
    <meta:template xlink:href="Normal.dotm" xlink:type="simple"/>
    <meta:editing-cycles>7</meta:editing-cycles>
    <meta:editing-duration>PT39180S</meta:editing-duration>
    <meta:document-statistic meta:page-count="3" meta:paragraph-count="6" meta:word-count="2111" meta:character-count="3309" meta:row-count="10" meta:non-whitespace-character-count="1204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5</mml:mn>
        </mml:mrow>
      </mml:mtd>
    </mml:mtr>
    <mml:mtr>
      <mml:mtd>
        <mml:mrow>
          <mml:maligngroup/>
          <mml:mn>10</mml:mn>
        </mml:mrow>
      </mml:mtd>
    </mml:mtr>
  </mml:mtable>
</mml:math>
</file>

<file path=Object 10/content.xml><?xml version="1.0" encoding="utf-8"?>
<mml:math xmlns:mml="http://www.w3.org/1998/Math/MathML" xmlns:m="http://schemas.openxmlformats.org/officeDocument/2006/math">
  <mml:mfrac>
    <mml:mrow>
      <mml:mn>10</mml:mn>
      <mml:mo>!</mml:mo>
    </mml:mrow>
    <mml:mrow>
      <mml:mo>(</mml:mo>
      <mml:mn>10</mml:mn>
      <mml:mo>-</mml:mo>
      <mml:mn>4</mml:mn>
      <mml:mo>)</mml:mo>
      <mml:mo>!</mml:mo>
      <mml:mi>*</mml:mi>
      <mml:mn>4</mml:mn>
      <mml:mo>!</mml:mo>
    </mml:mrow>
  </mml:mfrac>
</mml:math>
</file>

<file path=Object 1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20</mml:mn>
        </mml:mrow>
      </mml:mtd>
    </mml:mtr>
    <mml:mtr>
      <mml:mtd>
        <mml:mrow>
          <mml:maligngroup/>
          <mml:mn>25</mml:mn>
        </mml:mrow>
      </mml:mtd>
    </mml:mtr>
  </mml:mtable>
</mml:math>
</file>

<file path=Object 12/content.xml><?xml version="1.0" encoding="utf-8"?>
<mml:math xmlns:mml="http://www.w3.org/1998/Math/MathML" xmlns:m="http://schemas.openxmlformats.org/officeDocument/2006/math">
  <mml:mfrac>
    <mml:mrow>
      <mml:mn>25</mml:mn>
      <mml:mo>!</mml:mo>
    </mml:mrow>
    <mml:mrow>
      <mml:mo>(</mml:mo>
      <mml:mn>25</mml:mn>
      <mml:mo>-</mml:mo>
      <mml:mn>20</mml:mn>
      <mml:mo>)</mml:mo>
      <mml:mo>!</mml:mo>
      <mml:mi>*</mml:mi>
      <mml:mn>20</mml:mn>
      <mml:mo>!</mml:mo>
    </mml:mrow>
  </mml:mfrac>
</mml:math>
</file>

<file path=Object 1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1</mml:mn>
        </mml:mrow>
      </mml:mtd>
    </mml:mtr>
    <mml:mtr>
      <mml:mtd>
        <mml:mrow>
          <mml:maligngroup/>
          <mml:mn>3</mml:mn>
        </mml:mrow>
      </mml:mtd>
    </mml:mtr>
  </mml:mtable>
</mml:math>
</file>

<file path=Object 14/content.xml><?xml version="1.0" encoding="utf-8"?>
<mml:math xmlns:mml="http://www.w3.org/1998/Math/MathML" xmlns:m="http://schemas.openxmlformats.org/officeDocument/2006/math">
  <mml:mfrac>
    <mml:mrow>
      <mml:mn>3</mml:mn>
      <mml:mo>!</mml:mo>
    </mml:mrow>
    <mml:mrow>
      <mml:mo>(</mml:mo>
      <mml:mn>3</mml:mn>
      <mml:mo>-</mml:mo>
      <mml:mn>1</mml:mn>
      <mml:mo>)</mml:mo>
      <mml:mo>!</mml:mo>
      <mml:mi>*</mml:mi>
      <mml:mn>1</mml:mn>
      <mml:mo>!</mml:mo>
    </mml:mrow>
  </mml:mfrac>
</mml:math>
</file>

<file path=Object 15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2</mml:mn>
        </mml:mrow>
      </mml:mtd>
    </mml:mtr>
    <mml:mtr>
      <mml:mtd>
        <mml:mrow>
          <mml:maligngroup/>
          <mml:mn>5</mml:mn>
        </mml:mrow>
      </mml:mtd>
    </mml:mtr>
  </mml:mtable>
</mml:math>
</file>

<file path=Object 16/content.xml><?xml version="1.0" encoding="utf-8"?>
<mml:math xmlns:mml="http://www.w3.org/1998/Math/MathML" xmlns:m="http://schemas.openxmlformats.org/officeDocument/2006/math">
  <mml:mfrac>
    <mml:mrow>
      <mml:mn>5</mml:mn>
      <mml:mo>!</mml:mo>
    </mml:mrow>
    <mml:mrow>
      <mml:mo>(</mml:mo>
      <mml:mn>5</mml:mn>
      <mml:mo>-</mml:mo>
      <mml:mn>2</mml:mn>
      <mml:mo>)</mml:mo>
      <mml:mo>!</mml:mo>
      <mml:mi>*</mml:mi>
      <mml:mn>2</mml:mn>
      <mml:mo>!</mml:mo>
    </mml:mrow>
  </mml:mfrac>
</mml:math>
</file>

<file path=Object 17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2</mml:mn>
        </mml:mrow>
      </mml:mtd>
    </mml:mtr>
    <mml:mtr>
      <mml:mtd>
        <mml:mrow>
          <mml:maligngroup/>
          <mml:mn>6</mml:mn>
        </mml:mrow>
      </mml:mtd>
    </mml:mtr>
  </mml:mtable>
</mml:math>
</file>

<file path=Object 18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4</mml:mn>
        </mml:mrow>
      </mml:mtd>
    </mml:mtr>
    <mml:mtr>
      <mml:mtd>
        <mml:mrow>
          <mml:maligngroup/>
          <mml:mn>7</mml:mn>
        </mml:mrow>
      </mml:mtd>
    </mml:mtr>
  </mml:mtable>
</mml:math>
</file>

<file path=Object 19/content.xml><?xml version="1.0" encoding="utf-8"?>
<mml:math xmlns:mml="http://www.w3.org/1998/Math/MathML" xmlns:m="http://schemas.openxmlformats.org/officeDocument/2006/math">
  <mml:mfrac>
    <mml:mrow>
      <mml:mn>6</mml:mn>
      <mml:mo>!</mml:mo>
    </mml:mrow>
    <mml:mrow>
      <mml:mo>(</mml:mo>
      <mml:mn>6</mml:mn>
      <mml:mo>-</mml:mo>
      <mml:mn>2</mml:mn>
      <mml:mo>)</mml:mo>
      <mml:mo>!</mml:mo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10</mml:mn>
      <mml:mo>!</mml:mo>
    </mml:mrow>
    <mml:mrow>
      <mml:mo>(</mml:mo>
      <mml:mn>10</mml:mn>
      <mml:mo>-</mml:mo>
      <mml:mn>5</mml:mn>
      <mml:mo>)</mml:mo>
      <mml:mo>!</mml:mo>
    </mml:mrow>
  </mml:mfrac>
</mml:math>
</file>

<file path=Object 20/content.xml><?xml version="1.0" encoding="utf-8"?>
<mml:math xmlns:mml="http://www.w3.org/1998/Math/MathML" xmlns:m="http://schemas.openxmlformats.org/officeDocument/2006/math">
  <mml:mfrac>
    <mml:mrow>
      <mml:mn>7</mml:mn>
      <mml:mo>!</mml:mo>
    </mml:mrow>
    <mml:mrow>
      <mml:mo>(</mml:mo>
      <mml:mn>7</mml:mn>
      <mml:mo>-</mml:mo>
      <mml:mn>4</mml:mn>
      <mml:mo>)</mml:mo>
      <mml:mo>!</mml:mo>
    </mml:mrow>
  </mml:mfrac>
</mml:math>
</file>

<file path=Object 21/content.xml><?xml version="1.0" encoding="utf-8"?>
<mml:math xmlns:mml="http://www.w3.org/1998/Math/MathML" xmlns:m="http://schemas.openxmlformats.org/officeDocument/2006/math">
  <mml:mfrac>
    <mml:mrow>
      <mml:mn>21</mml:mn>
      <mml:mo>!</mml:mo>
    </mml:mrow>
    <mml:mrow>
      <mml:mn>7</mml:mn>
      <mml:mo>!</mml:mo>
      <mml:mi>*</mml:mi>
      <mml:mn>7</mml:mn>
      <mml:mo>!</mml:mo>
      <mml:mi>*</mml:mi>
      <mml:mn>7</mml:mn>
      <mml:mo>!</mml:mo>
    </mml:mrow>
  </mml:mfrac>
</mml:math>
</file>

<file path=Object 22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3</mml:mn>
          <mml:mo>-</mml:mo>
          <mml:mn>1</mml:mn>
        </mml:mrow>
      </mml:mtd>
    </mml:mtr>
    <mml:mtr>
      <mml:mtd>
        <mml:mrow>
          <mml:maligngroup/>
          <mml:mi>k</mml:mi>
          <mml:mo>=</mml:mo>
          <mml:mn>0</mml:mn>
        </mml:mrow>
      </mml:mtd>
    </mml:mtr>
  </mml:mtable>
  <mml:msup>
    <mml:mrow>
      <mml:mo>-</mml:mo>
      <mml:mn>1</mml:mn>
    </mml:mrow>
    <mml:mrow>
      <mml:mi>k</mml:mi>
    </mml:mrow>
  </mml:msup>
</mml:math>
</file>

<file path=Object 2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1</mml:mn>
        </mml:mrow>
      </mml:mtd>
    </mml:mtr>
    <mml:mtr>
      <mml:mtd>
        <mml:mrow>
          <mml:maligngroup/>
          <mml:mn>1</mml:mn>
          <mml:mo>+</mml:mo>
          <mml:mi>k</mml:mi>
        </mml:mrow>
      </mml:mtd>
    </mml:mtr>
  </mml:mtable>
</mml:math>
</file>

<file path=Object 24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</mml:mrow>
      </mml:mtd>
    </mml:mtr>
    <mml:mtr>
      <mml:mtd>
        <mml:mrow>
          <mml:maligngroup/>
          <mml:mn>1</mml:mn>
          <mml:mo>+</mml:mo>
          <mml:mi>k</mml:mi>
        </mml:mrow>
      </mml:mtd>
    </mml:mtr>
  </mml:mtable>
</mml:math>
</file>

<file path=Object 25/content.xml><?xml version="1.0" encoding="utf-8"?>
<mml:math xmlns:mml="http://www.w3.org/1998/Math/MathML" xmlns:m="http://schemas.openxmlformats.org/officeDocument/2006/math">
  <mml:mfrac>
    <mml:mrow>
      <mml:mn>2</mml:mn>
      <mml:mo>!</mml:mo>
    </mml:mrow>
    <mml:mrow>
      <mml:mn>1</mml:mn>
      <mml:mo>!</mml:mo>
      <mml:mo>(</mml:mo>
      <mml:mn>2</mml:mn>
      <mml:mo>-</mml:mo>
      <mml:mn>1</mml:mn>
      <mml:mo>)</mml:mo>
      <mml:mo>!</mml:mo>
    </mml:mrow>
  </mml:mfrac>
</mml:math>
</file>

<file path=Object 26/content.xml><?xml version="1.0" encoding="utf-8"?>
<mml:math xmlns:mml="http://www.w3.org/1998/Math/MathML" xmlns:m="http://schemas.openxmlformats.org/officeDocument/2006/math">
  <mml:mfrac>
    <mml:mrow>
      <mml:mn>3</mml:mn>
      <mml:mo>!</mml:mo>
    </mml:mrow>
    <mml:mrow>
      <mml:mo>(</mml:mo>
      <mml:mn>3</mml:mn>
      <mml:mo>-</mml:mo>
      <mml:mn>1</mml:mn>
      <mml:mo>)</mml:mo>
      <mml:mo>!</mml:mo>
      <mml:mn>1</mml:mn>
      <mml:mo>!</mml:mo>
    </mml:mrow>
  </mml:mfrac>
</mml:math>
</file>

<file path=Object 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4</mml:mn>
        </mml:mrow>
      </mml:mtd>
    </mml:mtr>
    <mml:mtr>
      <mml:mtd>
        <mml:mrow>
          <mml:maligngroup/>
          <mml:mn>10</mml:mn>
        </mml:mrow>
      </mml:mtd>
    </mml:mtr>
  </mml:mtable>
</mml:math>
</file>

<file path=Object 4/content.xml><?xml version="1.0" encoding="utf-8"?>
<mml:math xmlns:mml="http://www.w3.org/1998/Math/MathML" xmlns:m="http://schemas.openxmlformats.org/officeDocument/2006/math">
  <mml:mfrac>
    <mml:mrow>
      <mml:mn>10</mml:mn>
      <mml:mo>!</mml:mo>
    </mml:mrow>
    <mml:mrow>
      <mml:mo>(</mml:mo>
      <mml:mn>10</mml:mn>
      <mml:mo>-</mml:mo>
      <mml:mn>4</mml:mn>
      <mml:mo>)</mml:mo>
      <mml:mo>!</mml:mo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n>10</mml:mn>
      <mml:mo>!</mml:mo>
    </mml:mrow>
    <mml:mrow>
      <mml:mn>6</mml:mn>
      <mml:mo>!</mml:mo>
    </mml:mrow>
  </mml:mfrac>
</mml:math>
</file>

<file path=Object 6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8</mml:mn>
        </mml:mrow>
      </mml:mtd>
    </mml:mtr>
    <mml:mtr>
      <mml:mtd>
        <mml:mrow>
          <mml:maligngroup/>
          <mml:mn>12</mml:mn>
        </mml:mrow>
      </mml:mtd>
    </mml:mtr>
  </mml:mtable>
</mml:math>
</file>

<file path=Object 7/content.xml><?xml version="1.0" encoding="utf-8"?>
<mml:math xmlns:mml="http://www.w3.org/1998/Math/MathML" xmlns:m="http://schemas.openxmlformats.org/officeDocument/2006/math">
  <mml:mfrac>
    <mml:mrow>
      <mml:mn>12</mml:mn>
      <mml:mo>!</mml:mo>
    </mml:mrow>
    <mml:mrow>
      <mml:mo>(</mml:mo>
      <mml:mn>12</mml:mn>
      <mml:mo>-</mml:mo>
      <mml:mn>8</mml:mn>
      <mml:mo>)</mml:mo>
      <mml:mo>!</mml:mo>
    </mml:mrow>
  </mml:mfrac>
</mml:math>
</file>

<file path=Object 8/content.xml><?xml version="1.0" encoding="utf-8"?>
<mml:math xmlns:mml="http://www.w3.org/1998/Math/MathML" xmlns:m="http://schemas.openxmlformats.org/officeDocument/2006/math">
  <mml:mfrac>
    <mml:mrow>
      <mml:mn>12</mml:mn>
      <mml:mo>!</mml:mo>
    </mml:mrow>
    <mml:mrow>
      <mml:mn>8</mml:mn>
      <mml:mo>!</mml:mo>
    </mml:mrow>
  </mml:mfrac>
</mml:math>
</file>

<file path=Object 9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4</mml:mn>
        </mml:mrow>
      </mml:mtd>
    </mml:mtr>
    <mml:mtr>
      <mml:mtd>
        <mml:mrow>
          <mml:maligngroup/>
          <mml:mn>10</mml:mn>
        </mml:mrow>
      </mml:mtd>
    </mml:mtr>
  </mml:mtable>
</mml:math>
</file>